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a Bar Mitzvah/</text:p>
      <text:p text:style-name="P7">on/</text:p>
      <text:p text:style-name="P7">Parashat Shophetim/</text:p>
      <text:p text:style-name="P7"/>
      <text:p text:style-name="P6">[Page 1]</text:p>
      <text:p text:style-name="P6">Dear hearers! <text:s/>I feel impelled, this morning, to disabuse/ the mind of our young brother, the Bar Mitzv<text:span text:style-name="T2">à</text:span><text:span text:style-name="T3">, </text:span><text:span text:style-name="T4">fr</text:span><text:span text:style-name="T5"> of/ an error, which, in common with many Jewish lads/ of his age, he may entertain. <text:s/>It is a believe that/ the bare recital of a section from the Pentateuch, con-/-stitutes the sum and substance of </text:span><text:span text:style-name="T4">the</text:span><text:span text:style-name="T5"> his religious duties,/ at this period of his life. <text:s/>For, they are indeed radically/ wrong, who so misapprehend the object of that time-/honored practice. <text:s/>The choosing of a passage in/ the five books of Moses, and the accompanying of/ its perusal with an invocation to the Lord, is no un-/-meaning form. <text:s/>It stands as a solemn declaration/ of faith. <text:s/>It stands as an emphatic promise that/ the future will be guided by the rules set forth in/ those heavenly volumes. <text:s/>In fact, the privileges/ enjoyed in the Synagogue, subsequently to the/ completion of the thirteenth year, are founded/ upon the supposition that the Hebrew lad, who/ has entered a new stage of existence, means earnest/-ly to shape his course after the model shown in the Torah./</text:span></text:p>
      <text:p text:style-name="P6"><text:span text:style-name="T5"/></text:p>
      <text:p text:style-name="P6"><text:span text:style-name="T5">[Page 2]</text:span></text:p>
      <text:p text:style-name="P6"><text:span text:style-name="T5">Otherwise, wherefore count him then among the ten/ who may, in honor of Israel's God, hold public/ worship? <text:s/>Why call him to the Law, and elicit from/ him a confession, that it is [Hebrew] a heavenly </text:span><text:soft-page-break/><text:span text:style-name="T5">boon,/ of his daily actions are not to illustrate the </text:span><text:span text:style-name="T4">ordinances</text:span><text:span text:style-name="T5">/ utterance of his lips?....Yes, dear young brother./ <text:s/>We have gladly admitted you this day among/ the assembly of the faithful, who hold com-/-munion with the Lord in His consecrated house because/ we cherish the hope that you will </text:span><text:span text:style-name="T4">figuratively in</text:span><text:span text:style-name="T5"> contribute to/ </text:span><text:span text:style-name="T4">come with these I</text:span><text:span text:style-name="T5"> swell the number thereof. <text:s/>That you will frequently/ come to these holy courts with prayer, and behave/ in the outer world, conformably with the ordinances/ of the book from </text:span><text:span text:style-name="T4">you</text:span><text:span text:style-name="T5"> which you have read./</text:span></text:p>
      <text:p text:style-name="P6"><text:span text:style-name="T5">Were you also to desert this hallowed spot, or,/ visit it simply at long intervals. <text:s/>Were you also/ to be led into that contradictory mode of proceeding/ through life, that is, </text:span><text:span text:style-name="T4">been</text:span><text:span text:style-name="T5"> acknowledging yourself/ a Jew, still act unjewishly, you would add/ another disappointment to the many we have experienced./ <text:s/>You would dishonor the name of Israel's God, which you have/ blessed in our presence, and injure our holy cause./</text:span></text:p>
      <text:p text:style-name="P6"><text:span text:style-name="T5"/></text:p>
      <text:p text:style-name="P6"><text:span text:style-name="T5">[Page 3]</text:span></text:p>
      <text:p text:style-name="P6"><text:span text:style-name="T5">My dear hearers! <text:s/>I am warm on this subject. <text:s/>For, we/ stand sadly in need of Israelites who will espouse/ the cause of traditional Judaism. <text:s/>Alas! many of/ its sworn defender shave proved recreant; and I--in my/ sorrow--have been seeking for new recruits wherewith to/ fill the ranks of those who will fight for the Lord./ <text:s/>Arise ye youths of my people with all the/ enthusiasm of your ardent nature; and buckle the/ armor. <text:s/>In vain do we hug the delusion that the con-/-flict will be avoided. <text:s/>There can be no compromise/ between a religion of convenience and a religion of sublime/ self-denial. <text:s/>The former will gradually yield all/ who hold in reverence to the worldly; the letter must/ resist every encroachment upon sacred ground./ <text:s/>My young brother! <text:s/>This day you have entered the lists./ <text:s/>Opponents will arise against you on all sides./ <text:s/>But you may nevertheless sally forth undauntedly./ <text:s/>For, God upholds the faithful. <text:s/>"He sustaineth all who/ are ready to fall" <text:s/>[Hebrew]. <text:s/>Friends!/ <text:s/>The portion of this Sabbath contains the following sentence./</text:span></text:p>
      <text:p text:style-name="P6"><text:span text:style-name="T5"/></text:p>
      <text:p text:style-name="P6"><text:span text:style-name="T5">[Page 4]</text:span></text:p>
      <text:p text:style-name="P6"><text:span text:style-name="T5">"When thou goest out to battle against thy enemies,/ and seest horses and chariots, a people more than thou,/ be not afraid of them, for, the Lord Thy God is with/ Thee." <text:s/></text:span><text:span text:style-name="T4">This Biblical</text:span><text:span text:style-name="T5"> Our Sages ever ready to afford/ us instruction, have applied to that Biblical verse/ a metaphorical signification. <text:s/>They teach this. <text:s/>Both/ in a moral and a religious sense, man is constantly/ at war with himself. <text:s/>The promptings of the flesh, and/ human reason; </text:span><text:span text:style-name="T4">the</text:span><text:span text:style-name="T5"> our perishable nature, and our immortal/ essence, struggle against each other to gain the ascendancy./ <text:s/>But, say our teachers, spirit will at length conquer/ matter, if it will lean for support upon the arm,/ whereon all creation hangs, even, the Omnipotent God./ <text:s/>[Hebrew]. <text:s/>"He who strives to become emanci-/-pated from sin, will obtain celestial assistance."/ <text:s/>Naturally as we go forth to the world, and mingle/ in society, feelings to which we had heretofore been/ strangers, are awakened. <text:s/>At the thought that/ some obtained by foul means, a life of luxuriant/ ease, a craving for superfluities, violently assails/ us. <text:s/>In the figurative language, borrowed from/ the text, we see [Hebrew] "horses and chariots"/</text:span></text:p>
      <text:p text:style-name="P6"><text:span text:style-name="T5"/></text:p>
      <text:p text:style-name="P6"><text:span text:style-name="T5">[Page 5]</text:span></text:p>
      <text:p text:style-name="P6"><text:span text:style-name="T5">individuals whom we deem the happiest, because driving/ carriages with four, and at once love for pageantry, ambi-/-tion to shine among the fashionable seize our heart./ <text:s/>A turmult[sic!] not unlike that of two contending armies of unequal/ strength, is raised within us [Hebrew]. <text:s/>But in/ the arena of those combatants, God stands on the side/ of those who strive after righteousness, of those who/ grapple with vice and sin to </text:span><text:span text:style-name="T4">crush them there</text:span><text:span text:style-name="T5"> be delivered from their/ clutches. <text:s/>The inimical sword is blunted when striking/ against a power, which is Divine. <text:s/>But that power,/ in order to obtain the mastery, must stir within us./ <text:s/>It hsould not be suffered to be dormant. <text:s/>Therefore/ continues our text. <text:s/>"And it shall be that which ye/ draw night into the battle, the priest shall/ approach and speak to the people." <text:s/>The counsel/ of the godly ought to infuse within our breast ad-/-ditional vigour. <text:s/>Their exhortations encouraging us/ </text:span><text:soft-page-break/><text:span text:style-name="T5">to resist allurements, and remain pure, should/ ever be heeded, for, the Creator does employ such/ agencies, to rescue His creatures from perdition./</text:span></text:p>
      <text:p text:style-name="P6"><text:span text:style-name="T5"/></text:p>
      <text:p text:style-name="P6"><text:span text:style-name="T5">[Page 6]</text:span></text:p>
      <text:p text:style-name="P6"><text:span text:style-name="T5">[Hebrew] "Bend thine ear, and listen to the words/ of the wise." <text:s/>The priests in Biblical times, the/ prophets and the Rabbins in later ages cry out:/ "</text:span><text:span text:style-name="T4">Israel</text:span><text:span text:style-name="T5"> Hear O Israel, ye draw night his day to battle/ against your enemies, let not your heart faint,/ fear not, be not dismayed, nor terrified from their/ presence." <text:s/>For, the Lord your God who goeth with you,/ will fight for you against our enemies, to save you."/ <text:s/>Young Israelite! <text:s/>In the name of those sainted men/ of our nation, I address you in the same strain./ <text:s/>You are about to meet a formidable foe; even the/ world and its numberless seductions. <text:s/>The difficulties/ you will encounter are truly appalling. <text:s/>Your efforts/ to continue uncontaminated; your determination to cling/ to the ancestral religions, will be exposed to the severest/ trials. <text:s/>But though never to err is more than human,/ yet, I may with almost certainty foretell your delive-/-rance from the meshes of sin; if you will but make/ this promise: always to consult, [?] you act, your/ best friend; Almighty God, whose word is the/ panoply of your defence; the breathing of an un-/-conquerable will, the seed of a </text:span><text:span text:style-name="T6">true</text:span><text:span text:style-name="T7"> happiness./</text:span></text:p>
      <text:p text:style-name="P6"><text:span text:style-name="T7"/></text:p>
      <text:p text:style-name="P6"><text:span text:style-name="T7">[Page 7]</text:span></text:p>
      <text:p text:style-name="P6"><text:span text:style-name="T7">Memorable is this season in which you have entered/ into the discharge of sacred duties. <text:s/>During the/ period elapsing between the commencement of Elul/ and the awe-inspiring morning of Kippur, Moses/ our teacher, stood, in vigils and fasting, in communion/ with the Lord, beseeching Him that the sin of the molten/ calf might not be visited upon Israel. <text:s/>Hence, all/ those forty days have been set apart, especially by/ Israelites following our ritual, to propitiatory prayers./ <text:s/>Join your voice with that of your elders, which/ will then be raised in this sacred edifice. <text:s/>Bring/ thus early your supplications to the footstool/ of your Maker. <text:s/>Entreat Him for the life of/ your parents, for the continuance of your health,/ for the brightening of your mind, and for the exaltation/ of your soul. <text:s/>Pray that the approaching year may/ be the herald of salvation to your brethren in faith,/ and of regeneration to mankind at large, when swords/ shall be beaten down into plough-shares, and spears/ into pruning-hooks. <text:s/>Oh! let us all, my/ beloved hearers, implore the Lord that they who, in/ the language of our Haftor</text:span><text:span text:style-name="T8">à</text:span><text:span text:style-name="T7">, suffer "ruin and destruction/</text:span></text:p>
      <text:p text:style-name="P6"><text:span text:style-name="T7"/></text:p>
      <text:p text:style-name="P6"><text:span text:style-name="T7">[Page 8]</text:span></text:p>
      <text:p text:style-name="P6"><text:span text:style-name="T7">famine and sword, may speedily be announced/ [Hebrew]/ [Hebrew] <text:s/>"Behold; I have taken out of/ thy hand the cup of confusion, the deep cup of my/ indignation, thou shalt again drink it no more,/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3:12:34.76</meta:creation-date>
    <dc:date>2012-09-18T13:52:20.04</dc:date>
    <dc:creator>Penn Libraries</dc:creator>
    <meta:editing-duration>PT00H06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1" meta:word-count="1529" meta:character-count="9413"/>
  </office:meta>
</office:document-meta>
</file>